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fffff" fo:background-color="#0000ff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9" style:family="paragraph" style:parent-style-name="Standard" style:list-style-name="L2">
      <style:paragraph-properties fo:margin-top="0in" fo:margin-bottom="0in" loext:contextual-spacing="false" fo:line-height="100%"/>
      <style:text-properties fo:font-weight="bold" officeooo:rsid="001f4bff" officeooo:paragraph-rsid="001f4bff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f4bff"/>
    </style:style>
    <style:style style:name="P11" style:family="paragraph" style:parent-style-name="Standard" style:list-style-name="L2">
      <style:paragraph-properties fo:margin-top="0in" fo:margin-bottom="0in" loext:contextual-spacing="false" fo:line-height="100%"/>
      <style:text-properties officeooo:paragraph-rsid="001f4bff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fo:font-weight="bold" style:font-weight-asian="bold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fo:font-weight="bold" style:font-weight-asian="bold"/>
    </style:style>
    <style:style style:name="T1" style:family="text">
      <style:text-properties fo:color="#ffffff" fo:background-color="#0000ff" loext:char-shading-value="0"/>
    </style:style>
    <style:style style:name="T2" style:family="text">
      <style:text-properties fo:font-weight="bold" officeooo:rsid="001f4bff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Diseño de PCBs - CESE</text:p>
      <text:p text:style-name="P4">Hoja de presentación de proyecto</text:p>
      <text:p text:style-name="P1"/>
      <text:p text:style-name="P1"><text:span text:style-name="T1">Nombre corto del proyecto:</text:span> </text:p>
      <text:p text:style-name="P5">Poncho Misión SAE</text:p>
      <text:p text:style-name="P1"/>
      <text:p text:style-name="P6">Autor:</text:p>
      <text:p text:style-name="P5">Julián Iglesias</text:p>
      <text:p text:style-name="P1"/>
      <text:p text:style-name="P6">Fecha de este documento::</text:p>
      <text:p text:style-name="P1"/>
      <text:p text:style-name="P5">21 Noviembre de 2016</text:p>
      <text:p text:style-name="P1"/>
      <text:p text:style-name="P6">Licencia:</text:p>
      <text:p text:style-name="P3">BSD</text:p>
      <text:p text:style-name="P1"/>
      <text:p text:style-name="P6">Repositorio de trabajo:</text:p>
      <text:p text:style-name="P5">https://gitlab.com/julianmiglesias/MisionSAE</text:p>
      <text:p text:style-name="P6">Descripción:</text:p>
      <text:p text:style-name="P7">El Poncho misión SAE "Ingeniería Satelital en la Escuela" es una reimplementación en Kicad del Poncho utilizado para la actividad mencionada. Más información sobre el tema en http://www.suremptec.com/es/noticias-y-eventos/127-exitoso-cierre-de-la-primera-edicion-de-la-mision-sae.html . El Poncho posee un módulo ZigBee, un sensor de presión y un módulo acelerómetro.</text:p>
      <text:p text:style-name="P1"/>
      <text:p text:style-name="P10"><text:span text:style-name="T1">Requisitos del profesor:</text:span></text:p>
      <text:list xml:id="list8965665190165128873" text:style-name="L2">
        <text:list-item>
          <text:p text:style-name="P11"><text:span text:style-name="T2">Diseño a dos capas.</text:span></text:p>
        </text:list-item>
        <text:list-item>
          <text:p text:style-name="P9">Diseño del footprint de los módulos de sensores.</text:p>
        </text:list-item>
        <text:list-item>
          <text:p text:style-name="P9">4 agujeros de sujeción para la batería.</text:p>
        </text:list-item>
        <text:list-item>
          <text:p text:style-name="P9">Placement de resistores del lado inferior.</text:p>
        </text:list-item>
        <text:list-item>
          <text:p text:style-name="P9">Dejar libre el botón de reset.</text:p>
        </text:list-item>
      </text:list>
      <text:p text:style-name="P8"/>
      <text:p text:style-name="P8">Requisitos comunes a todos: </text:p>
      <text:list xml:id="list6625246365211816392" text:style-name="WWNum2">
        <text:list-item>
          <text:p text:style-name="P12">Licencia abierta (se tiene que poder publicar los archivos KiCad y la funcionalidad del circuito).</text:p>
        </text:list-item>
        <text:list-item>
          <text:p text:style-name="P12"><text:soft-page-break/>Utilizar Kicad 4.0.x. </text:p>
        </text:list-item>
        <text:list-item>
          <text:p text:style-name="P12">Consolidar toda la documentación en forma organizada dentro del directorio de proyecto de KiCad.</text:p>
        </text:list-item>
        <text:list-item>
          <text:p text:style-name="P12">Aplicar una licencia o aclarar el Copyright.</text:p>
        </text:list-item>
        <text:list-item>
          <text:p text:style-name="P12">Considerar en cada caso, los aspectos vistos referente a documentación.</text:p>
        </text:list-item>
        <text:list-item>
          <text:p text:style-name="P12">Realizar diseño jerárquico salvo en circuitos muy pequeños.</text:p>
        </text:list-item>
        <text:list-item>
          <text:p text:style-name="P12">Siempre que sea posible, considerar para los diseños componentes que se consigan en el mercado local.</text:p>
        </text:list-item>
        <text:list-item>
          <text:p text:style-name="P12">Se utilizará como proveedor de referencia a Mayer (para las reglas de diseño). </text:p>
        </text:list-item>
        <text:list-item>
          <text:p text:style-name="P12"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p text:style-name="P8">Indicar hasta donde se pretende llegar con el diseño y que tareas involucra. Por ejemplo:</text:p>
      <text:list xml:id="list5170174808633100629" text:style-name="WWNum1">
        <text:list-item>
          <text:p text:style-name="P13">Búsqueda de esquemáticos de referencia. (Obligatorio)</text:p>
        </text:list-item>
        <text:list-item>
          <text:p text:style-name="P13">Adaptaciones de esquemático. </text:p>
        </text:list-item>
        <text:list-item>
          <text:p text:style-name="P13">Ingreso de esquemático a Kicad. (Obligatorio)</text:p>
        </text:list-item>
        <text:list-item>
          <text:p text:style-name="P13">Revisión del esquemático por un tercero. (Obligatorio)</text:p>
        </text:list-item>
        <text:list-item>
          <text:p text:style-name="P13">Cálculo de presupuesto y proveedores de componentes. <text:s/>(Obligatorio)</text:p>
        </text:list-item>
        <text:list-item>
          <text:p text:style-name="P13">Selección de footprints. (Obligatorio)</text:p>
        </text:list-item>
        <text:list-item>
          <text:p text:style-name="P13">Ubicación de componentes. (Depende lo acordado)</text:p>
        </text:list-item>
        <text:list-item>
          <text:p text:style-name="P13">Ruteo. (Depende lo acordado)</text:p>
        </text:list-item>
        <text:list-item>
          <text:p text:style-name="P13">Generación de Gerbers. <text:s/>(Depende lo acordado)</text:p>
        </text:list-item>
        <text:list-item>
          <text:p text:style-name="P13">Fabricación de prototipo. (Depende lo acordado)</text:p>
        </text:list-item>
        <text:list-item>
          <text:p text:style-name="P13">Validación funcional. (Depende lo acordado)</text:p>
        </text:list-item>
      </text:list>
      <text:p text:style-name="P1"/>
      <text:p text:style-name="P1"/>
      <text:p text:style-name="P6">Enlaces:</text:p>
      <text:p text:style-name="P8">Colocar enlaces relevantes de referencia si los hay.</text:p>
      <text:p text:style-name="P1"/>
      <text:p text:style-name="P1"/>
      <text:p text:style-name="P6">Imágenes:</text:p>
      <text:p text:style-name="P8">Colocar imágenes ilustrativas, por ejemplo diseño o estado actual, producto similar o a copiar,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bold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14T23:54:58.506472678</dc:date>
    <meta:editing-duration>PT5M7S</meta:editing-duration>
    <meta:editing-cycles>1</meta:editing-cycles>
    <meta:document-statistic meta:table-count="0" meta:image-count="0" meta:object-count="0" meta:page-count="2" meta:paragraph-count="47" meta:word-count="353" meta:character-count="2384" meta:non-whitespace-character-count="2094"/>
  </office:meta>
</office:document-meta>
</file>